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8f2a1" draw:textarea-horizontal-align="justify" draw:textarea-vertical-align="middle" draw:auto-grow-height="false" fo:min-height="0.766cm" fo:min-width="1.405cm"/>
    </style:style>
    <style:style style:name="gr2" style:family="graphic" style:parent-style-name="standard">
      <style:graphic-properties svg:stroke-color="#000000" draw:fill="solid" draw:fill-color="#e8f2a1" draw:textarea-horizontal-align="justify" draw:textarea-vertical-align="middle" draw:auto-grow-height="false" fo:min-height="0.766cm" fo:min-width="1.405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ffebee" draw:textarea-vertical-align="middle" draw:auto-grow-height="false" fo:min-height="0.916cm" fo:min-width="3.456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de7" draw:textarea-vertical-align="middle" draw:auto-grow-height="false" fo:min-height="0.916cm" fo:min-width="2.535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e8f2a1" draw:textarea-vertical-align="middle" draw:auto-grow-height="false" fo:min-height="0.916cm" fo:min-width="1.678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ff0000" draw:fill-color="#e8f2a1" draw:textarea-vertical-align="middle" draw:auto-grow-height="false" fo:min-height="0.916cm" fo:min-width="1.678cm" fo:padding-top="0.05cm" fo:padding-bottom="0.05cm" fo:padding-left="0.05cm" fo:padding-right="0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9cm" fo:min-width="3.329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3.102cm" fo:padding-top="0.05cm" fo:padding-bottom="0.05cm" fo:padding-left="0.05cm" fo:padding-right="0.05cm"/>
      <style:paragraph-properties style:writing-mode="lr-tb"/>
    </style:style>
    <style:style style:name="gr9" style:family="graphic" style:parent-style-name="objectwithoutfill">
      <style:graphic-properties svg:stroke-color="#dee6ef" draw:fill="solid" draw:fill-color="#e8f2a1" draw:textarea-vertical-align="middle"/>
    </style:style>
    <style:style style:name="gr10" style:family="graphic" style:parent-style-name="objectwithoutfill">
      <style:graphic-properties svg:stroke-color="#000000" draw:fill="solid" draw:fill-color="#e8f2a1" draw:textarea-vertical-align="middle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svg:stroke-color="#000000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6" style:family="graphic" style:parent-style-name="objectwithoutfill">
      <style:graphic-properties svg:stroke-width="0.102cm" svg:stroke-color="#00a933" draw:marker-start-width="0.352cm" draw:marker-end="Arrow" draw:marker-end-width="0.452cm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ff0000" draw:fill-color="#e8f2a1" draw:textarea-vertical-align="middle" draw:auto-grow-height="false" fo:min-height="0.916cm" fo:min-width="1.75cm" fo:padding-top="0.05cm" fo:padding-bottom="0.05cm" fo:padding-left="0.05cm" fo:padding-right="0.05cm" fo:wrap-option="wrap"/>
      <style:paragraph-properties style:writing-mode="lr-tb"/>
    </style:style>
    <style:style style:name="gr18" style:family="graphic" style:parent-style-name="objectwithoutfill">
      <style:graphic-properties svg:stroke-width="0.1cm" svg:stroke-color="#00a933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8f2a1"/>
      <style:paragraph-properties fo:text-align="center"/>
    </style:style>
    <style:style style:name="P2" style:family="paragraph">
      <loext:graphic-properties draw:fill="solid" draw:fill-color="#e8f2a1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8f2a1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800080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3f2fd"/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3.336cm" svg:y="1.09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05cm" svg:height="1.016cm" svg:x="7.112cm" svg:y="1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1.016cm" svg:x="3.429cm" svg:y="4.445cm">
          <text:p text:style-name="P3">address of machine code for this wor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35cm" svg:height="1.016cm" svg:x="0.794cm" svg:y="4.445cm">
          <text:p text:style-name="P3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6.985cm" svg:y="4.445cm">
          <text:p text:style-name="P3">token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8.763cm" svg:y="4.445cm">
          <text:p text:style-name="P3">token for</text:p>
          <text:p text:style-name="P3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10.541cm" svg:y="4.445cm">
          <text:p text:style-name="P3">token for <text:span text:style-name="T1">EXI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429cm" svg:height="1.059cm" svg:x="0cm" svg:y="-0.085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8" draw:text-style-name="P7" draw:layer="layout" svg:width="3.202cm" svg:height="1.059cm" svg:x="0.1cm" svg:y="3.251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polygon draw:style-name="gr9" draw:text-style-name="P1" draw:layer="layout" svg:width="2.539cm" svg:height="1.015cm" svg:x="9.017cm" svg:y="1.092cm" svg:viewBox="0 0 2540 1016" draw:points="0,0 2286,0 2286,254 2032,381 2540,508 2286,635 2286,1016 0,1016">
          <text:p/>
        </draw:polygon>
        <draw:polyline draw:style-name="gr10" draw:text-style-name="P1" draw:layer="layout" svg:width="2.285cm" svg:height="1.015cm" draw:transform="rotate (-3.14159265358979) translate (11.303cm 2.108cm)" svg:viewBox="0 0 2286 1016" draw:points="0,1016 2286,1016 2286,0 0,0">
          <text:p/>
        </draw:polyline>
        <draw:frame draw:style-name="gr11" draw:text-style-name="P8" draw:layer="layout" svg:width="0.889cm" svg:height="0.73cm" svg:x="9.652cm" svg:y="1.251cm">
          <draw:text-box>
            <text:p>...</text:p>
          </draw:text-box>
        </draw:frame>
        <draw:polygon draw:style-name="gr9" draw:text-style-name="P1" draw:layer="layout" svg:width="2.539cm" svg:height="1.015cm" draw:transform="rotate (-3.14159265358979) translate (3.336cm 2.108cm)" svg:viewBox="0 0 2540 1016" draw:points="0,0 2286,0 2286,381 2032,508 2540,635 2286,762 2286,1016 0,1016">
          <text:p/>
        </draw:polygon>
        <draw:polyline draw:style-name="gr12" draw:text-style-name="P9" draw:layer="layout" svg:width="2.285cm" svg:height="1.015cm" svg:x="1.05cm" svg:y="1.092cm" svg:viewBox="0 0 2286 1016" draw:points="0,0 2286,0 2286,1016 0,1016">
          <text:p/>
        </draw:polyline>
        <draw:frame draw:style-name="gr11" draw:text-style-name="P8" draw:layer="layout" svg:width="0.87cm" svg:height="0.73cm" svg:x="1.812cm" svg:y="1.251cm">
          <draw:text-box>
            <text:p>...</text:p>
          </draw:text-box>
        </draw:frame>
        <draw:custom-shape draw:style-name="gr13" draw:text-style-name="P10" draw:layer="layout" svg:width="3.556cm" svg:height="0.635cm" svg:x="13.716cm" svg:y="3.937cm">
          <text:p text:style-name="P3">address of DUP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56cm" svg:height="0.635cm" svg:x="13.716cm" svg:y="4.572cm">
          <text:p text:style-name="P3">etc.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556cm" svg:height="0.635cm" svg:x="13.716cm" svg:y="2.667cm">
          <text:p text:style-name="P3">address of SQUARE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556cm" svg:height="0.635cm" svg:x="13.716cm" svg:y="3.302cm">
          <text:p/>
          <draw:enhanced-geometry svg:viewBox="0 0 21600 21600" draw:type="rectangle" draw:enhanced-path="M 0 0 L 21600 0 21600 21600 0 21600 0 0 Z N"/>
        </draw:custom-shape>
        <draw:polyline draw:style-name="gr12" draw:text-style-name="P9" draw:layer="layout" svg:width="0.634cm" svg:height="3.555cm" draw:transform="rotate (1.5707963267949) translate (13.716cm 5.207cm)" svg:viewBox="0 0 635 3556" draw:points="0,3556 635,3556 635,0 0,0">
          <text:p/>
        </draw:polyline>
        <draw:custom-shape draw:style-name="gr13" draw:text-style-name="P10" draw:layer="layout" svg:width="3.556cm" svg:height="0.635cm" svg:x="13.716cm" svg:y="2.0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56cm" svg:height="0.635cm" svg:x="13.716cm" svg:y="1.397cm">
          <text:p/>
          <draw:enhanced-geometry svg:viewBox="0 0 21600 21600" draw:type="rectangle" draw:enhanced-path="M 0 0 L 21600 0 21600 21600 0 21600 0 0 Z N"/>
        </draw:custom-shape>
        <draw:polyline draw:style-name="gr12" draw:text-style-name="P9" draw:layer="layout" svg:width="0.634cm" svg:height="3.555cm" draw:transform="rotate (-1.5707963267949) translate (17.272cm 1.397cm)" svg:viewBox="0 0 635 3556" draw:points="0,3556 635,3556 635,0 0,0">
          <text:p/>
        </draw:polyline>
        <draw:frame draw:style-name="gr15" draw:text-style-name="P7" draw:layer="layout" svg:width="3.074cm" svg:height="1.059cm" svg:x="13.944cm" svg:y="0.414cm">
          <draw:text-box>
            <text:p><text:span text:style-name="T2">TOKEN TABLE</text:span></text:p>
          </draw:text-box>
        </draw:frame>
        <draw:line draw:style-name="gr16" draw:text-style-name="P9" draw:layer="layout" svg:x1="15.24cm" svg:y1="3.175cm" svg:x2="5.207cm" svg:y2="4.445cm">
          <text:p/>
        </draw:line>
        <draw:custom-shape draw:style-name="gr17" draw:text-style-name="P6" draw:layer="layout" svg:width="1.85cm" svg:height="1.016cm" svg:x="5.25cm" svg:y="1.092cm">
          <text:p text:style-name="P3">token for <text:span text:style-name="T1">SQUARE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6.223cm" svg:y1="2.108cm" svg:x2="13.716cm" svg:y2="2.7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11T09:02:44.685523760</dc:date>
    <meta:editing-duration>PT1H41M7S</meta:editing-duration>
    <meta:editing-cycles>11</meta:editing-cycles>
    <meta:generator>LibreOffice/6.4.7.2$Linux_X86_64 LibreOffice_project/40$Build-2</meta:generator>
    <meta:document-statistic meta:object-count="27"/>
  </office:meta>
</office:document-meta>
</file>